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1" style:family="table">
      <style:table-properties style:width="18.812cm" fo:margin-left="0cm" table:align="left" style:may-break-between-rows="true" table:border-model="collapsing"/>
    </style:style>
    <style:style style:name="Tabel1.A" style:family="table-column">
      <style:table-column-properties style:column-width="4.249cm"/>
    </style:style>
    <style:style style:name="Tabel1.B" style:family="table-column">
      <style:table-column-properties style:column-width="4.251cm"/>
    </style:style>
    <style:style style:name="Tabel1.C" style:family="table-column">
      <style:table-column-properties style:column-width="4.888cm"/>
    </style:style>
    <style:style style:name="Tabel1.D" style:family="table-column">
      <style:table-column-properties style:column-width="5.424cm"/>
    </style:style>
    <style:style style:name="Tabel1.1" style:family="table-row">
      <style:table-row-properties fo:keep-together="auto"/>
    </style:style>
    <style:style style:name="Tabel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el1.C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C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D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B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C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D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A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B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C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A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B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C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D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A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B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C9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D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A11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B11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C11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A1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B1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C1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A1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B1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C15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A1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B1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C1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A1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B1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C19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20" style:family="table-row">
      <style:table-row-properties style:min-row-height="0.46cm" fo:keep-together="auto"/>
    </style:style>
    <style:style style:name="Tabel1.A21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B21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C21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1.A2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B2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1.A2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el1.B2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el1.C25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1.D25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Standard">
      <style:text-properties officeooo:paragraph-rsid="0009f2ef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9f2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240a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1fd84" officeooo:paragraph-rsid="002347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officeooo:paragraph-rsid="00126352"/>
    </style:style>
    <style:style style:name="P6" style:family="paragraph" style:parent-style-name="Standard">
      <style:text-properties officeooo:paragraph-rsid="001500da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9f2ef" officeooo:paragraph-rsid="0009f2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a4133" officeooo:paragraph-rsid="000a41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b0eee" officeooo:paragraph-rsid="000b0e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cb159" officeooo:paragraph-rsid="000cb1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d9a35" officeooo:paragraph-rsid="000d9a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f9282" officeooo:paragraph-rsid="000f92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4d50f" officeooo:paragraph-rsid="0014d5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a2765" officeooo:paragraph-rsid="001a27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bbdde" officeooo:paragraph-rsid="001bbd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d9043" officeooo:paragraph-rsid="001d90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e6deb" officeooo:paragraph-rsid="001e6d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1fd84" officeooo:paragraph-rsid="0022b9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34795" officeooo:paragraph-rsid="0021fd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40ad7" officeooo:paragraph-rsid="00240a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59b86" officeooo:paragraph-rsid="00259b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6fed6" officeooo:paragraph-rsid="0026fe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88421" officeooo:paragraph-rsid="002884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officeooo:paragraph-rsid="000b0eee"/>
    </style:style>
    <style:style style:name="T1" style:family="text">
      <style:text-properties officeooo:rsid="00126352"/>
    </style:style>
    <style:style style:name="T2" style:family="text">
      <style:text-properties officeooo:rsid="0014580a"/>
    </style:style>
    <style:style style:name="T3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4d5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627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b0e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officeooo:rsid="001500da"/>
    </style:style>
    <style:style style:name="T8" style:family="text">
      <style:text-properties officeooo:rsid="0015954a"/>
    </style:style>
    <style:style style:name="T9" style:family="text">
      <style:text-properties style:text-position="super 58%" officeooo:rsid="0015954a"/>
    </style:style>
    <style:style style:name="T10" style:family="text">
      <style:text-properties officeooo:rsid="0016e341"/>
    </style:style>
    <style:style style:name="T11" style:family="text">
      <style:text-properties officeooo:rsid="0017f557"/>
    </style:style>
    <style:style style:name="T12" style:family="text">
      <style:text-properties officeooo:rsid="001eb3b7"/>
    </style:style>
    <style:style style:name="T13" style:family="text">
      <style:text-properties officeooo:rsid="00234795"/>
    </style:style>
    <style:style style:name="T14" style:family="text">
      <style:text-properties officeooo:rsid="002627f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1" table:style-name="Tabel1" table:template-name="Eenvoudige rijen">
        <table:table-column table:style-name="Tabel1.A"/>
        <table:table-column table:style-name="Tabel1.B"/>
        <table:table-column table:style-name="Tabel1.C"/>
        <table:table-column table:style-name="Tabel1.D"/>
        <table:table-row table:style-name="Tabel1.1">
          <table:table-cell table:style-name="Tabel1.A1" office:value-type="string">
            <text:p text:style-name="P8">Opgave</text:p>
          </table:table-cell>
          <table:table-cell table:style-name="Tabel1.A1" office:value-type="string">
            <text:p text:style-name="P8">Permutatie</text:p>
          </table:table-cell>
          <table:table-cell table:style-name="Tabel1.C1" office:value-type="string">
            <text:p text:style-name="P10">Land</text:p>
          </table:table-cell>
          <table:table-cell table:style-name="Tabel1.A1" office:value-type="string">
            <text:p text:style-name="P7"/>
          </table:table-cell>
        </table:table-row>
        <table:table-row table:style-name="Tabel1.1">
          <table:table-cell table:style-name="Tabel1.A2" office:value-type="string">
            <text:p text:style-name="P2">AABDEJN-AAIPS</text:p>
          </table:table-cell>
          <table:table-cell table:style-name="Tabel1.A2" office:value-type="string">
            <text:p text:style-name="P10">BANDEJA-PAISA</text:p>
          </table:table-cell>
          <table:table-cell table:style-name="Tabel1.C2" office:value-type="string">
            <text:p text:style-name="P10">Colombia</text:p>
          </table:table-cell>
          <table:table-cell table:style-name="Tabel1.D2">
            <text:p text:style-name="P7"/>
          </table:table-cell>
        </table:table-row>
        <table:table-row table:style-name="Tabel1.1">
          <table:table-cell table:style-name="Tabel1.A23" office:value-type="string">
            <text:p text:style-name="P2">AABDENR-AL</text:p>
          </table:table-cell>
          <table:table-cell table:style-name="Tabel1.B23" office:value-type="string">
            <text:p text:style-name="P16">LA-BANDERA</text:p>
          </table:table-cell>
          <table:table-cell table:style-name="Tabel1.C3" office:value-type="string">
            <text:p text:style-name="P16">Dominicaanse Republiek</text:p>
          </table:table-cell>
          <table:table-cell table:style-name="Tabel1.D3">
            <text:p text:style-name="P7"/>
          </table:table-cell>
        </table:table-row>
        <table:table-row table:style-name="Tabel1.1">
          <table:table-cell table:style-name="Tabel1.A2" office:value-type="string">
            <text:p text:style-name="P2">AABDIMNRRU</text:p>
          </table:table-cell>
          <table:table-cell table:style-name="Tabel1.A2" office:value-type="string">
            <text:p text:style-name="P10">BARRAMUNDI</text:p>
          </table:table-cell>
          <table:table-cell table:style-name="Tabel1.C2" office:value-type="string">
            <text:p text:style-name="P26"><text:span text:style-name="T5">Australië</text:span><text:span text:style-name="T6"> / aboriginal?</text:span></text:p>
          </table:table-cell>
          <table:table-cell table:style-name="Tabel1.D2">
            <text:p text:style-name="P7"/>
          </table:table-cell>
        </table:table-row>
        <table:table-row table:style-name="Tabel1.1">
          <table:table-cell table:style-name="Tabel1.A23" office:value-type="string">
            <text:p text:style-name="P2">AACDEHILNS</text:p>
          </table:table-cell>
          <table:table-cell table:style-name="Tabel1.B23" office:value-type="string">
            <text:p text:style-name="P12">ENCHILADAS</text:p>
          </table:table-cell>
          <table:table-cell table:style-name="Tabel1.C5" office:value-type="string">
            <text:p text:style-name="P12">Mexicaans (Tex-Mex)</text:p>
          </table:table-cell>
          <table:table-cell table:style-name="Tabel1.D3">
            <text:p text:style-name="P7"/>
          </table:table-cell>
        </table:table-row>
        <table:table-row table:style-name="Tabel1.1">
          <table:table-cell table:style-name="Tabel1.A2" office:value-type="string">
            <text:p text:style-name="P2">AAELLP</text:p>
          </table:table-cell>
          <table:table-cell table:style-name="Tabel1.A2" office:value-type="string">
            <text:p text:style-name="P9">PAELLA</text:p>
          </table:table-cell>
          <table:table-cell table:style-name="Tabel1.C2" office:value-type="string">
            <text:p text:style-name="P9">Spanje?</text:p>
          </table:table-cell>
          <table:table-cell table:style-name="Tabel1.D2">
            <text:p text:style-name="P7"/>
          </table:table-cell>
        </table:table-row>
        <table:table-row table:style-name="Tabel1.1">
          <table:table-cell table:style-name="Tabel1.A23" office:value-type="string">
            <text:p text:style-name="P2">AAFMNS</text:p>
          </table:table-cell>
          <table:table-cell table:style-name="Tabel1.B23" office:value-type="string">
            <text:p text:style-name="P23">MANSAF</text:p>
          </table:table-cell>
          <table:table-cell table:style-name="Tabel1.C7" office:value-type="string">
            <text:p text:style-name="P23">Jordanië</text:p>
          </table:table-cell>
          <table:table-cell table:style-name="Tabel1.D7" office:value-type="string">
            <text:p text:style-name="P19"/>
          </table:table-cell>
        </table:table-row>
        <table:table-row table:style-name="Tabel1.1">
          <table:table-cell table:style-name="Tabel1.A2" office:value-type="string">
            <text:p text:style-name="P2">ABDEIRS&amp;BNOR</text:p>
          </table:table-cell>
          <table:table-cell table:style-name="Tabel1.A2" office:value-type="string">
            <text:p text:style-name="P22"><text:span text:style-name="T4">BORN</text:span><text:span text:style-name="T3">&amp;</text:span><text:span text:style-name="T4">BRAISED</text:span></text:p>
          </table:table-cell>
          <table:table-cell table:style-name="Tabel1.C2" office:value-type="string">
            <text:p text:style-name="P14">Noord-Ierland</text:p>
          </table:table-cell>
          <table:table-cell table:style-name="Tabel1.D2">
            <text:p text:style-name="P7"/>
          </table:table-cell>
        </table:table-row>
        <table:table-row table:style-name="Tabel1.1">
          <table:table-cell table:style-name="Tabel1.A23" office:value-type="string">
            <text:p text:style-name="P2">ABDOO</text:p>
          </table:table-cell>
          <table:table-cell table:style-name="Tabel1.B23" office:value-type="string">
            <text:p text:style-name="P20">ADOBO</text:p>
          </table:table-cell>
          <table:table-cell table:style-name="Tabel1.C9" office:value-type="string">
            <text:p text:style-name="P20">Filippijnen?</text:p>
          </table:table-cell>
          <table:table-cell table:style-name="Tabel1.D9" office:value-type="string">
            <text:p text:style-name="P19">Spanje/Portugal? <text:span text:style-name="T13">Dish?</text:span></text:p>
          </table:table-cell>
        </table:table-row>
        <table:table-row table:style-name="Tabel1.1">
          <table:table-cell table:style-name="Tabel1.A2" office:value-type="string">
            <text:p text:style-name="P2">ABEIMNORRRY-EIP</text:p>
          </table:table-cell>
          <table:table-cell table:style-name="Tabel1.A2" office:value-type="string">
            <text:p text:style-name="P9">MARIONBERRY-PIE</text:p>
          </table:table-cell>
          <table:table-cell table:style-name="Tabel1.C2" office:value-type="string">
            <text:p text:style-name="P9">Oregon, US?</text:p>
          </table:table-cell>
          <table:table-cell table:style-name="Tabel1.D2">
            <text:p text:style-name="P7"/>
          </table:table-cell>
        </table:table-row>
        <table:table-row table:style-name="Tabel1.1">
          <table:table-cell table:style-name="Tabel1.A23" office:value-type="string">
            <text:p text:style-name="P2">ABO-BOR-LOR</text:p>
          </table:table-cell>
          <table:table-cell table:style-name="Tabel1.B23" office:value-type="string">
            <text:p text:style-name="P17">BOR-LOR-BAO</text:p>
          </table:table-cell>
          <table:table-cell table:style-name="Tabel1.C11" office:value-type="string">
            <text:p text:style-name="P17">Hong Kong?</text:p>
          </table:table-cell>
          <table:table-cell table:style-name="Tabel1.D3">
            <text:p text:style-name="P7"/>
          </table:table-cell>
        </table:table-row>
        <table:table-row table:style-name="Tabel1.1">
          <table:table-cell table:style-name="Tabel1.A2" office:value-type="string">
            <text:p text:style-name="P2">AHIIKKLN</text:p>
          </table:table-cell>
          <table:table-cell table:style-name="Tabel1.A2" office:value-type="string">
            <text:p text:style-name="P25">KHINKALI</text:p>
          </table:table-cell>
          <table:table-cell table:style-name="Tabel1.C2" office:value-type="string">
            <text:p text:style-name="P25">Georgië</text:p>
          </table:table-cell>
          <table:table-cell table:style-name="Tabel1.D2">
            <text:p text:style-name="P7"/>
          </table:table-cell>
        </table:table-row>
        <table:table-row table:style-name="Tabel1.1">
          <table:table-cell table:style-name="Tabel1.A23" office:value-type="string">
            <text:p text:style-name="P2">ADP-AHIT</text:p>
          </table:table-cell>
          <table:table-cell table:style-name="Tabel1.B23" office:value-type="string">
            <text:p text:style-name="P13">PAD-THAI</text:p>
          </table:table-cell>
          <table:table-cell table:style-name="Tabel1.C13" office:value-type="string">
            <text:p text:style-name="P13">Thailand</text:p>
          </table:table-cell>
          <table:table-cell table:style-name="Tabel1.D3">
            <text:p text:style-name="P7"/>
          </table:table-cell>
        </table:table-row>
        <table:table-row table:style-name="Tabel1.1">
          <table:table-cell table:style-name="Tabel1.A2" office:value-type="string">
            <text:p text:style-name="P2">AGGHIS</text:p>
          </table:table-cell>
          <table:table-cell table:style-name="Tabel1.A2" office:value-type="string">
            <text:p text:style-name="P9">HAGGIS</text:p>
          </table:table-cell>
          <table:table-cell table:style-name="Tabel1.C2" office:value-type="string">
            <text:p text:style-name="P9">Schotland</text:p>
          </table:table-cell>
          <table:table-cell table:style-name="Tabel1.D2">
            <text:p text:style-name="P7"/>
          </table:table-cell>
        </table:table-row>
        <table:table-row table:style-name="Tabel1.1">
          <table:table-cell table:style-name="Tabel1.A23" office:value-type="string">
            <text:p text:style-name="P2">AGHIJKNöT</text:p>
          </table:table-cell>
          <table:table-cell table:style-name="Tabel1.B23" office:value-type="string">
            <text:p text:style-name="P7"/>
          </table:table-cell>
          <table:table-cell table:style-name="Tabel1.C15">
            <text:p text:style-name="P7"/>
          </table:table-cell>
          <table:table-cell table:style-name="Tabel1.D3">
            <text:p text:style-name="P7"/>
          </table:table-cell>
        </table:table-row>
        <table:table-row table:style-name="Tabel1.1">
          <table:table-cell table:style-name="Tabel1.A2" office:value-type="string">
            <text:p text:style-name="P2">AORRZ-BLOO-DE</text:p>
          </table:table-cell>
          <table:table-cell table:style-name="Tabel1.A2" office:value-type="string">
            <text:p text:style-name="P15">BOLO-DE-ARROZ</text:p>
          </table:table-cell>
          <table:table-cell table:style-name="Tabel1.C2" office:value-type="string">
            <text:p text:style-name="P15">Portugal</text:p>
          </table:table-cell>
          <table:table-cell table:style-name="Tabel1.D2">
            <text:p text:style-name="P7"/>
          </table:table-cell>
        </table:table-row>
        <table:table-row table:style-name="Tabel1.1">
          <table:table-cell table:style-name="Tabel1.A23" office:value-type="string">
            <text:p text:style-name="P2">APPSSUU</text:p>
          </table:table-cell>
          <table:table-cell table:style-name="Tabel1.B23" office:value-type="string">
            <text:p text:style-name="P24">PUPUSAS</text:p>
          </table:table-cell>
          <table:table-cell table:style-name="Tabel1.C17" office:value-type="string">
            <text:p text:style-name="P24">El Salvador</text:p>
          </table:table-cell>
          <table:table-cell table:style-name="Tabel1.D3">
            <text:p text:style-name="P7"/>
          </table:table-cell>
        </table:table-row>
        <table:table-row table:style-name="Tabel1.1">
          <table:table-cell table:style-name="Tabel1.A2" office:value-type="string">
            <text:p text:style-name="P4">BBEIOOT</text:p>
          </table:table-cell>
          <table:table-cell table:style-name="Tabel1.A2" office:value-type="string">
            <text:p text:style-name="P24">BOBOTIE</text:p>
          </table:table-cell>
          <table:table-cell table:style-name="Tabel1.C2" office:value-type="string">
            <text:p text:style-name="P24">Zuid-Afrika</text:p>
          </table:table-cell>
          <table:table-cell table:style-name="Tabel1.D2">
            <text:p text:style-name="P7"/>
          </table:table-cell>
        </table:table-row>
        <table:table-row table:style-name="Tabel1.1">
          <table:table-cell table:style-name="Tabel1.A23" office:value-type="string">
            <text:p text:style-name="P2">BETTUU</text:p>
          </table:table-cell>
          <table:table-cell table:style-name="Tabel1.B23" office:value-type="string">
            <text:p text:style-name="P18">BETUTU</text:p>
          </table:table-cell>
          <table:table-cell table:style-name="Tabel1.C19" office:value-type="string">
            <text:p text:style-name="P18">Bali, Indonesië</text:p>
          </table:table-cell>
          <table:table-cell table:style-name="Tabel1.D3">
            <text:p text:style-name="P7"/>
          </table:table-cell>
        </table:table-row>
        <table:table-row table:style-name="Tabel1.20">
          <table:table-cell table:style-name="Tabel1.A2" office:value-type="string">
            <text:p text:style-name="P2">CCHHIIIMRRU</text:p>
          </table:table-cell>
          <table:table-cell table:style-name="Tabel1.A2" office:value-type="string">
            <text:p text:style-name="P13">CHIMICHURRI</text:p>
          </table:table-cell>
          <table:table-cell table:style-name="Tabel1.C2" office:value-type="string">
            <text:p text:style-name="P13">Argentinië</text:p>
          </table:table-cell>
          <table:table-cell table:style-name="Tabel1.D2">
            <text:p text:style-name="P7"/>
          </table:table-cell>
        </table:table-row>
        <table:table-row table:style-name="Tabel1.1">
          <table:table-cell table:style-name="Tabel1.A23" office:value-type="string">
            <text:p text:style-name="P2">DEEEGIKNNP</text:p>
          </table:table-cell>
          <table:table-cell table:style-name="Tabel1.B23" office:value-type="string">
            <text:p text:style-name="P9">PEKINGEEND</text:p>
          </table:table-cell>
          <table:table-cell table:style-name="Tabel1.C21" office:value-type="string">
            <text:p text:style-name="P11">China?</text:p>
          </table:table-cell>
          <table:table-cell table:style-name="Tabel1.D3">
            <text:p text:style-name="P7"/>
          </table:table-cell>
        </table:table-row>
        <table:table-row table:style-name="Tabel1.1">
          <table:table-cell table:style-name="Tabel1.A2" office:value-type="string">
            <text:p text:style-name="P2">EINOPTU</text:p>
          </table:table-cell>
          <table:table-cell table:style-name="Tabel1.A2" office:value-type="string">
            <text:p text:style-name="P8">POUTINE</text:p>
          </table:table-cell>
          <table:table-cell table:style-name="Tabel1.C2" office:value-type="string">
            <text:p text:style-name="P8">Canada?</text:p>
          </table:table-cell>
          <table:table-cell table:style-name="Tabel1.A2" office:value-type="string">
            <text:p text:style-name="P9"/>
          </table:table-cell>
        </table:table-row>
        <table:table-row table:style-name="Tabel1.1">
          <table:table-cell table:style-name="Tabel1.A23" office:value-type="string">
            <text:p text:style-name="P2">GINOóRV</text:p>
          </table:table-cell>
          <table:table-cell table:style-name="Tabel1.B23" office:value-type="string">
            <text:p text:style-name="P7"/>
          </table:table-cell>
          <table:table-cell table:style-name="Tabel1.C15">
            <text:p text:style-name="P7"/>
          </table:table-cell>
          <table:table-cell table:style-name="Tabel1.D3">
            <text:p text:style-name="P7"/>
          </table:table-cell>
        </table:table-row>
        <table:table-row table:style-name="Tabel1.1">
          <table:table-cell table:style-name="Tabel1.A2" office:value-type="string">
            <text:p text:style-name="P2">HISSU</text:p>
          </table:table-cell>
          <table:table-cell table:style-name="Tabel1.A2" office:value-type="string">
            <text:p text:style-name="P8">SUSHI</text:p>
          </table:table-cell>
          <table:table-cell table:style-name="Tabel1.C2" office:value-type="string">
            <text:p text:style-name="P8">Japan</text:p>
          </table:table-cell>
          <table:table-cell table:style-name="Tabel1.D2">
            <text:p text:style-name="P7"/>
          </table:table-cell>
        </table:table-row>
        <table:table-row table:style-name="Tabel1.1">
          <table:table-cell table:style-name="Tabel1.A25" office:value-type="string">
            <text:p text:style-name="P2">KOTTU</text:p>
          </table:table-cell>
          <table:table-cell table:style-name="Tabel1.B25" office:value-type="string">
            <text:p text:style-name="P3">KOTTU</text:p>
          </table:table-cell>
          <table:table-cell table:style-name="Tabel1.C25" office:value-type="string">
            <text:p text:style-name="P21">Sri Lanka</text:p>
          </table:table-cell>
          <table:table-cell table:style-name="Tabel1.D25">
            <text:p text:style-name="P7"/>
          </table:table-cell>
        </table:table-row>
      </table:table>
      <text:p text:style-name="P1"/>
      <text:p text:style-name="P5"><text:span text:style-name="T1">Names of </text:span><text:span text:style-name="T12">dishes</text:span><text:span text:style-name="T1">, sorted (letters </text:span><text:span text:style-name="T2">in each</text:span><text:span text:style-name="T1"> word; </text:span><text:span text:style-name="T2">then </text:span><text:span text:style-name="T1">words in </text:span><text:span text:style-name="T2">each </text:span><text:span text:style-name="T1">name; </text:span><text:span text:style-name="T2">then </text:span><text:span text:style-name="T1">names in </text:span><text:span text:style-name="T2">the </text:span><text:span text:style-name="T1">list).</text:span></text:p>
      <text:p text:style-name="P5"/>
      <text:p text:style-name="P6"><text:span text:style-name="T7">‘</text:span><text:span text:style-name="T8">Miss World’ landen? <text:s/>(70</text:span><text:span text:style-name="T9">e</text:span><text:span text:style-name="T8"> editie in 2021, dit jaar overgeslagen wegens </text:span><text:span text:style-name="T11">CoViD</text:span><text:span text:style-name="T10">-19</text:span><text:span text:style-name="T8">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nl" number:country="NL">
      <number:number number:min-integer-digits="1"/>
    </number:number-style>
    <number:text-style style:name="N10100" number:language="nl" number:country="NL">
      <number:text-content/>
    </number:text-style>
    <style:style style:name="Eenvoudige_20_rijen.1" style:display-name="Eenvoudige rijen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2" style:display-name="Eenvoudige rijen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3" style:display-name="Eenvoudige rijen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4" style:display-name="Eenvoudige rijen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5" style:display-name="Eenvoudige rijen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6" style:display-name="Eenvoudige rijen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7" style:display-name="Eenvoudige rijen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8" style:display-name="Eenvoudige rijen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9" style:display-name="Eenvoudige rijen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10" style:display-name="Eenvoudige rijen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11" style:display-name="Eenvoudige rijen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12" style:display-name="Eenvoudige rijen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13" style:display-name="Eenvoudige rijen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14" style:display-name="Eenvoudige rijen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15" style:display-name="Eenvoudige rijen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envoudige_20_rijen.16" style:display-name="Eenvoudige rijen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Eenvoudige_20_rijen.1"/>
      <table:last-row table:style-name="Eenvoudige_20_rijen.2"/>
      <table:first-column table:style-name="Eenvoudige_20_rijen.3"/>
      <table:last-column table:style-name="Eenvoudige_20_rijen.4"/>
      <table:body table:style-name="Eenvoudige_20_rijen.9"/>
      <table:even-rows table:style-name="Eenvoudige_20_rijen.5"/>
      <table:odd-rows table:style-name="Eenvoudige_20_rijen.6"/>
      <table:even-columns table:style-name="Eenvoudige_20_rijen.7"/>
      <table:odd-columns table:style-name="Eenvoudige_20_rijen.8"/>
      <table:background table:style-name="Eenvoudige_20_rijen.10"/>
      <loext:first-row-even-column table:style-name="Eenvoudige_20_rijen.15"/>
      <loext:last-row-even-column table:style-name="Eenvoudige_20_rijen.16"/>
      <loext:first-row-end-column table:style-name="Eenvoudige_20_rijen.12"/>
      <loext:first-row-start-column table:style-name="Eenvoudige_20_rijen.11"/>
      <loext:last-row-end-column table:style-name="Eenvoudige_20_rijen.14"/>
      <loext:last-row-start-column table:style-name="Eenvoudige_20_rijen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8T10:27:41.123700399</meta:creation-date>
    <meta:generator>LibreOffice/6.4.6.2$Linux_X86_64 LibreOffice_project/40$Build-2</meta:generator>
    <dc:date>2021-01-09T20:22:26.079564108</dc:date>
    <meta:editing-duration>PT13H56M41S</meta:editing-duration>
    <meta:editing-cycles>26</meta:editing-cycles>
    <meta:document-statistic meta:table-count="1" meta:image-count="0" meta:object-count="0" meta:page-count="1" meta:paragraph-count="74" meta:word-count="112" meta:character-count="856" meta:non-whitespace-character-count="817"/>
  </office:meta>
</office:document-meta>
</file>